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6e4" officeooo:paragraph-rsid="001c86e4"/>
    </style:style>
    <style:style style:name="P2" style:family="paragraph" style:parent-style-name="Standard">
      <style:paragraph-properties fo:text-align="center" style:justify-single-word="false"/>
      <style:text-properties officeooo:rsid="001c86e4" officeooo:paragraph-rsid="001c86e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c86e4" officeooo:paragraph-rsid="001c86e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f9af" officeooo:paragraph-rsid="001df9a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cba3" officeooo:paragraph-rsid="001fcba3"/>
    </style:style>
    <style:style style:name="T1" style:family="text">
      <style:text-properties officeooo:rsid="001fcb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G – Universidade Federal de Goiás</text:p>
      <text:p text:style-name="P1">Engenharia de Software – 6º Semestre (Noturno)</text:p>
      <text:p text:style-name="P1">Disciplina: Leitura de Software</text:p>
      <text:p text:style-name="P1">Professor: Fábio Nogueira de Lucena</text:p>
      <text:p text:style-name="P1">Aluno: Rafael Beffart Paludo</text:p>
      <text:p text:style-name="P1"/>
      <text:p text:style-name="P2">Lista de Exercícios Git e GitHub</text:p>
      <text:p text:style-name="P2"/>
      <text:list xml:id="list1639324732" text:style-name="L1">
        <text:list-item>
          <text:p text:style-name="P3">--</text:p>
        </text:list-item>
        <text:list-item>
          <text:p text:style-name="P3">git push origin &lt;nome da tag&gt;</text:p>
        </text:list-item>
        <text:list-item>
          <text:p text:style-name="P3">master</text:p>
        </text:list-item>
        <text:list-item>
          <text:p text:style-name="P3">Cria um branch com o nome contido em &lt;branchname&gt;.</text:p>
        </text:list-item>
        <text:list-item>
          <text:p text:style-name="P3"/>
        </text:list-item>
        <text:list-item>
          <text:p text:style-name="P3">Criação da um branch de nome erro1234.</text:p>
        </text:list-item>
        <text:list-item>
          <text:p text:style-name="P3">git checkout experimento2</text:p>
        </text:list-item>
        <text:list-item>
          <text:p text:style-name="P3">Informação dos nomes dos branches existentes (b1 e b2), junto da identificação de qual branch está sendo acessado.</text:p>
        </text:list-item>
        <text:list-item>
          <text:p text:style-name="P3">Cria um branch chamado novobranch e muda HEAD para o novo branch criado.</text:p>
        </text:list-item>
        <text:list-item>
          <text:p text:style-name="P3">Exclusão do branch de nome teste.</text:p>
        </text:list-item>
        <text:list-item>
          <text:p text:style-name="P3"><text:s/></text:p>
          <text:p text:style-name="P4">git branch experimento</text:p>
          <text:p text:style-name="P4">git checkout <text:span text:style-name="T1">-b </text:span>experimento<text:span text:style-name="T1">2</text:span></text:p>
          <text:p text:style-name="P5">Arquivo x.txt é alterado</text:p>
          <text:p text:style-name="P5">git checkout master</text:p>
          <text:p text:style-name="P5">git merge experimento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6S</meta:editing-duration>
    <meta:editing-cycles>3</meta:editing-cycles>
    <meta:generator>LibreOffice/5.3.2.2$Windows_x86 LibreOffice_project/6cd4f1ef626f15116896b1d8e1398b56da0d0ee1</meta:generator>
    <dc:date>2017-08-19T18:48:05.236000000</dc:date>
    <meta:document-statistic meta:table-count="0" meta:image-count="0" meta:object-count="0" meta:page-count="1" meta:paragraph-count="22" meta:word-count="122" meta:character-count="716" meta:non-whitespace-character-count="622"/>
    <meta:user-defined meta:name="Info 1"/>
    <meta:user-defined meta:name="Info 2"/>
    <meta:user-defined meta:name="Info 3"/>
    <meta:user-defined meta:name="Info 4"/>
  </office:meta>
</office:document-meta>
</file>